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19d" officeooo:paragraph-rsid="000c219d"/>
    </style:style>
    <style:style style:name="P2" style:family="paragraph" style:parent-style-name="Standard">
      <style:text-properties officeooo:rsid="000cdd32" officeooo:paragraph-rsid="000cdd32"/>
    </style:style>
    <style:style style:name="P3" style:family="paragraph" style:parent-style-name="Standard">
      <style:text-properties style:text-position="0% 100%" officeooo:rsid="000cdd32" officeooo:paragraph-rsid="000cdd32"/>
    </style:style>
    <style:style style:name="P4" style:family="paragraph" style:parent-style-name="Standard">
      <style:text-properties officeooo:rsid="000cdd32" officeooo:paragraph-rsid="000cdd32"/>
    </style:style>
    <style:style style:name="P5" style:family="paragraph" style:parent-style-name="Standard">
      <style:text-properties officeooo:rsid="001191ac" officeooo:paragraph-rsid="001191ac"/>
    </style:style>
    <style:style style:name="T1" style:family="text">
      <style:text-properties officeooo:rsid="000cdd32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19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emos crear una empresa de gestion de viviendas</text:p>
      <text:p text:style-name="P1"/>
      <text:p text:style-name="P1">De cada vivienda guardaremos los metros cuadrados y el numero de habitaciones y podran ser pisos <text:span text:style-name="T1">de los que guardaremos si son duplex, estudios o pisos normales</text:span> o casas de las que guardaremos el numero de pisos.</text:p>
      <text:p text:style-name="P2">De la empresa guardaremos un nombre y una lista con todas las viviendas disponibles.</text:p>
      <text:p text:style-name="P2">Crea una interfaz que calcule el precio del area de la vivienda sabiendo que 1m<text:span text:style-name="T2">2 </text:span><text:span text:style-name="T3">vale 1000€</text:span></text:p>
      <text:p text:style-name="P3"/>
      <text:p text:style-name="P2">Crea el main que inicialice la empresa automaticamente y que tenga estas opciones</text:p>
      <text:p text:style-name="P2"/>
      <text:p text:style-name="P2">1-Ingresar un nuevo piso</text:p>
      <text:p text:style-name="P2">2-Ingresar una nueva casa</text:p>
      <text:p text:style-name="P2">3-Comprobar el precio de una vivienda</text:p>
      <text:p text:style-name="P5">4-Listar las viviendas disponibles</text:p>
      <text:p text:style-name="P2"><text:span text:style-name="T4">5</text:span>-Borrar una vivienda existente</text:p>
      <text:p text:style-name="P2"><text:span text:style-name="T4">6</text:span>-Sali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07:30:31.970228114</meta:creation-date>
    <dc:date>2021-09-22T09:22:03.801608165</dc:date>
    <meta:editing-duration>PT57M25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1" meta:word-count="112" meta:character-count="675" meta:non-whitespace-character-count="574"/>
  </office:meta>
</office:document-meta>
</file>